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  <style:text-properties style:font-size-asian="13.1999998092651pt"/>
    </style:style>
    <style:style style:name="P2" style:family="paragraph">
      <style:paragraph-properties fo:text-align="center"/>
    </style:style>
    <style:style style:name="P3" style:family="paragraph">
      <style:text-properties fo:font-size="11.6999998092651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>
        <draw:ellipse draw:style-name="gr1" draw:text-style-name="P1" xml:id="id2" draw:id="id2" draw:layer="layout" svg:width="2.755cm" svg:height="1.91cm" svg:x="4.189cm" svg:y="1.764cm">
          <text:p text:style-name="P1">비회원</text:p>
        </draw:ellipse>
        <draw:ellipse draw:style-name="gr1" draw:text-style-name="P1" xml:id="id9" draw:id="id9" draw:layer="layout" svg:width="3.196cm" svg:height="1.764cm" svg:x="18.63cm" svg:y="3.086cm">
          <text:p text:style-name="P1">관리자</text:p>
        </draw:ellipse>
        <draw:rect draw:style-name="gr1" draw:text-style-name="P1" xml:id="id5" draw:id="id5" draw:layer="layout" svg:width="3.307cm" svg:height="0.882cm" svg:x="3.913cm" svg:y="4.409cm">
          <text:p text:style-name="P1">회원가입</text:p>
        </draw:rect>
        <draw:rect draw:style-name="gr1" draw:text-style-name="P1" xml:id="id6" draw:id="id6" draw:layer="layout" svg:width="3.307cm" svg:height="0.882cm" svg:x="3.913cm" svg:y="6.026cm">
          <text:p text:style-name="P1">로그인</text:p>
        </draw:rect>
        <draw:rect draw:style-name="gr1" draw:text-style-name="P1" xml:id="id1" draw:id="id1" draw:layer="layout" svg:width="3.4cm" svg:height="4.703cm" svg:x="0cm" svg:y="9.995cm">
          <text:p text:style-name="P1"><text:span text:style-name="T1">게시판</text:span></text:p>
          <text:p text:style-name="P1">. 건의사항 조회,</text:p>
          <text:p text:style-name="P1">등록,수정,삭제</text:p>
          <text:p text:style-name="P1"/>
          <text:p text:style-name="P1">단,비회원은 조회</text:p>
          <text:p text:style-name="P1">만 가능</text:p>
        </draw:rect>
        <draw:rect draw:style-name="gr1" draw:text-style-name="P1" draw:layer="layout" svg:width="3.144cm" svg:height="5.205cm" svg:x="3.8cm" svg:y="9.995cm">
          <text:p text:style-name="P1"><text:span text:style-name="T1">마이 페이지</text:span></text:p>
          <text:p text:style-name="P1">. 찜리스트 조회 </text:p>
          <text:p text:style-name="P1">및 삭제</text:p>
          <text:p text:style-name="P1">. 내가 쓴 리뷰 조</text:p>
          <text:p text:style-name="P1">회 및 삭제</text:p>
          <text:p text:style-name="P1">. 닉네임 변경</text:p>
          <text:p text:style-name="P1">.로그아웃</text:p>
          <text:p text:style-name="P1">.계정삭제</text:p>
        </draw:rect>
        <draw:rect draw:style-name="gr1" draw:text-style-name="P1" xml:id="id3" draw:id="id3" draw:layer="layout" svg:width="3.524cm" svg:height="4.703cm" svg:x="7.276cm" svg:y="9.995cm">
          <text:p text:style-name="P1"><text:span text:style-name="T1">검색</text:span></text:p>
          <text:p text:style-name="P1">. 식당 명 검색</text:p>
          <text:p text:style-name="P1">. 거리순 조회</text:p>
          <text:p text:style-name="P1">.가격대 별 검색</text:p>
          <text:p text:style-name="P1">. 평점순 조회</text:p>
          <text:p text:style-name="P1">.음식 종류별 검색</text:p>
          <text:p text:style-name="P1">. 리뷰많은순 <text:s/>조회</text:p>
        </draw:rect>
        <draw:connector draw:style-name="gr2" draw:text-style-name="P2" draw:layer="layout" svg:x1="1.7cm" svg:y1="9.995cm" svg:x2="4.189cm" svg:y2="2.719cm" draw:start-shape="id1" draw:end-shape="id2" draw:end-glue-point="3" svg:d="M1700 9995v-7276h2489">
          <text:p/>
        </draw:connector>
        <draw:connector draw:style-name="gr2" draw:text-style-name="P2" draw:layer="layout" svg:x1="6.944cm" svg:y1="2.719cm" svg:x2="9.038cm" svg:y2="9.995cm" draw:start-shape="id2" draw:start-glue-point="1" draw:end-shape="id3" svg:d="M6944 2719h2094v7276">
          <text:p/>
        </draw:connector>
        <draw:rect draw:style-name="gr1" draw:text-style-name="P1" xml:id="id4" draw:id="id4" draw:layer="layout" svg:width="4cm" svg:height="5.2cm" svg:x="7cm" svg:y="15.6cm">
          <text:p text:style-name="P1"><text:span text:style-name="T1">식당조회</text:span></text:p>
          <text:p text:style-name="P1">. 식당정보</text:p>
          <text:p text:style-name="P1">. 리뷰확인</text:p>
          <text:p text:style-name="P1">. 메뉴확인</text:p>
          <text:p text:style-name="P1">. 리뷰 작성</text:p>
          <text:p text:style-name="P1"/>
          <text:p text:style-name="P1">단, 비회원은 리뷰 </text:p>
          <text:p text:style-name="P1">작성 불가</text:p>
        </draw:rect>
        <draw:connector draw:style-name="gr2" draw:text-style-name="P2" draw:layer="layout" svg:x1="9.038cm" svg:y1="14.698cm" svg:x2="9cm" svg:y2="15.6cm" draw:start-shape="id3" draw:start-glue-point="2" draw:end-shape="id4" draw:end-glue-point="0" svg:d="M9038 14698v451h-38v451">
          <text:p/>
        </draw:connector>
        <draw:ellipse draw:style-name="gr1" draw:text-style-name="P1" xml:id="id7" draw:id="id7" draw:layer="layout" svg:width="2.755cm" svg:height="1.91cm" svg:x="4.189cm" svg:y="7.496cm">
          <text:p text:style-name="P1">회원</text:p>
        </draw:ellipse>
        <draw:connector draw:style-name="gr2" draw:text-style-name="P2" draw:layer="layout" svg:x1="5.566cm" svg:y1="3.674cm" svg:x2="5.566cm" svg:y2="4.409cm" draw:start-shape="id2" draw:start-glue-point="2" draw:end-shape="id5" draw:end-glue-point="0" svg:d="M5566 3674v735">
          <text:p/>
        </draw:connector>
        <draw:connector draw:style-name="gr2" draw:text-style-name="P2" draw:layer="layout" svg:x1="5.566cm" svg:y1="6.908cm" svg:x2="5.566cm" svg:y2="7.496cm" draw:start-shape="id6" draw:start-glue-point="2" draw:end-shape="id7" draw:end-glue-point="0" svg:d="M5566 6908v588">
          <text:p/>
        </draw:connector>
        <draw:rect draw:style-name="gr1" draw:text-style-name="P1" xml:id="id8" draw:id="id8" draw:layer="layout" svg:width="2.755cm" svg:height="2.057cm" svg:x="15.543cm" svg:y="5.438cm">
          <text:p text:style-name="P1">식당관리</text:p>
        </draw:rect>
        <draw:rect draw:style-name="gr1" draw:text-style-name="P1" xml:id="id10" draw:id="id10" draw:layer="layout" svg:width="2.755cm" svg:height="2.057cm" svg:x="21.716cm" svg:y="5.438cm">
          <text:p text:style-name="P1">게시판관리</text:p>
        </draw:rect>
        <draw:connector draw:style-name="gr2" draw:text-style-name="P2" draw:layer="layout" svg:x1="16.92cm" svg:y1="5.438cm" svg:x2="18.63cm" svg:y2="3.968cm" draw:start-shape="id8" draw:end-shape="id9" svg:d="M16920 5438v-1470h1710">
          <text:p/>
        </draw:connector>
        <draw:connector draw:style-name="gr2" draw:text-style-name="P2" draw:layer="layout" svg:x1="23.093cm" svg:y1="5.438cm" svg:x2="21.826cm" svg:y2="3.968cm" draw:start-shape="id10" draw:end-shape="id9" svg:d="M23093 5438v-1470h-1267">
          <text:p/>
        </draw:connector>
        <draw:rect draw:style-name="gr1" draw:text-style-name="P1" xml:id="id11" draw:id="id11" draw:layer="layout" svg:width="2.645cm" svg:height="5.687cm" svg:x="12.898cm" svg:y="9.113cm">
          <text:p text:style-name="P1"><text:span text:style-name="T1">식당추가</text:span></text:p>
          <text:p text:style-name="P1">. 가게명</text:p>
          <text:p text:style-name="P1">. 음식스타일</text:p>
          <text:p text:style-name="P1">. 영업시간</text:p>
          <text:p text:style-name="P1">. 주소</text:p>
          <text:p text:style-name="P1">생성</text:p>
        </draw:rect>
        <draw:rect draw:style-name="gr1" draw:text-style-name="P1" xml:id="id12" draw:id="id12" draw:layer="layout" svg:width="3.683cm" svg:height="5.487cm" svg:x="16.6cm" svg:y="9.113cm">
          <text:p text:style-name="P1"><text:span text:style-name="T1">식당수정</text:span></text:p>
          <text:p text:style-name="P1">가게명,영업시간,</text:p>
          <text:p text:style-name="P1">주소,가격 변경</text:p>
          <text:p text:style-name="P1"/>
        </draw:rect>
        <draw:rect draw:style-name="gr1" draw:text-style-name="P1" xml:id="id15" draw:id="id15" draw:layer="layout" svg:width="2.645cm" svg:height="2.926cm" svg:x="12.898cm" svg:y="15.874cm">
          <text:p text:style-name="P1"><text:span text:style-name="T1">메뉴 추가</text:span></text:p>
          <text:p text:style-name="P1">. 메뉴 명 </text:p>
          <text:p text:style-name="P1">. 가격</text:p>
          <text:p text:style-name="P1">생성</text:p>
        </draw:rect>
        <draw:connector draw:style-name="gr2" draw:text-style-name="P2" draw:layer="layout" svg:x1="16.92cm" svg:y1="7.495cm" svg:x2="14.22cm" svg:y2="9.113cm" draw:start-shape="id8" draw:start-glue-point="2" draw:end-shape="id11" draw:end-glue-point="0" svg:d="M16920 7495v809h-2700v809">
          <text:p/>
        </draw:connector>
        <draw:connector draw:style-name="gr2" draw:text-style-name="P2" draw:layer="layout" svg:x1="16.92cm" svg:y1="7.495cm" svg:x2="18.441cm" svg:y2="9.113cm" draw:start-shape="id8" draw:start-glue-point="2" draw:end-shape="id12" svg:d="M16920 7495v809h1521v809">
          <text:p/>
        </draw:connector>
        <draw:rect draw:style-name="gr1" draw:text-style-name="P1" xml:id="id14" draw:id="id14" draw:layer="layout" svg:width="2.425cm" svg:height="4.115cm" svg:x="24.472cm" svg:y="8.819cm">
          <text:p text:style-name="P1"><text:span text:style-name="T1">불편사항접수</text:span></text:p>
          <text:p text:style-name="P1">확인,</text:p>
          <text:p text:style-name="P1">등록 ,삭제</text:p>
        </draw:rect>
        <draw:rect draw:style-name="gr1" draw:text-style-name="P1" xml:id="id13" draw:id="id13" draw:layer="layout" svg:width="2.425cm" svg:height="4.703cm" svg:x="21.055cm" svg:y="8.819cm">
          <text:p text:style-name="P1"><text:span text:style-name="T1">식당 추가</text:span></text:p>
          <text:p text:style-name="P1"><text:span text:style-name="T1">건의사항</text:span></text:p>
          <text:p text:style-name="P1">확인 및 등록</text:p>
          <text:p text:style-name="P1">삭제</text:p>
          <text:p text:style-name="P1">관리</text:p>
        </draw:rect>
        <draw:connector draw:style-name="gr2" draw:text-style-name="P2" draw:layer="layout" svg:x1="23.093cm" svg:y1="7.495cm" svg:x2="22.267cm" svg:y2="8.819cm" draw:start-shape="id10" draw:end-shape="id13" draw:end-glue-point="0" svg:d="M23093 7495v662h-826v662">
          <text:p/>
        </draw:connector>
        <draw:connector draw:style-name="gr2" draw:text-style-name="P2" draw:layer="layout" svg:x1="23.093cm" svg:y1="7.495cm" svg:x2="25.684cm" svg:y2="8.819cm" draw:start-shape="id10" draw:start-glue-point="2" draw:end-shape="id14" svg:d="M23093 7495v662h2591v662">
          <text:p/>
        </draw:connector>
        <draw:rect draw:style-name="gr1" draw:text-style-name="P1" xml:id="id16" draw:id="id16" draw:layer="layout" svg:width="2.645cm" svg:height="3.526cm" svg:x="17.155cm" svg:y="15.874cm">
          <text:p text:style-name="P1"><text:span text:style-name="T1">메뉴 수정</text:span></text:p>
          <text:p text:style-name="P1">. 메뉴 명 </text:p>
          <text:p text:style-name="P1">. 가격</text:p>
          <text:p text:style-name="P1">수정</text:p>
        </draw:rect>
        <draw:connector draw:style-name="gr2" draw:text-style-name="P2" draw:layer="layout" svg:x1="14.22cm" svg:y1="14.8cm" svg:x2="14.22cm" svg:y2="15.874cm" draw:start-shape="id11" draw:end-shape="id15" draw:end-glue-point="0" svg:d="M14220 14800v1074">
          <text:p/>
        </draw:connector>
        <draw:connector draw:style-name="gr2" draw:text-style-name="P2" draw:layer="layout" svg:x1="18.441cm" svg:y1="14.6cm" svg:x2="18.477cm" svg:y2="15.874cm" draw:start-shape="id12" draw:start-glue-point="2" draw:end-shape="id16" draw:end-glue-point="0" svg:d="M18441 14600v637h36v637">
          <text:p/>
        </draw:connector>
        <draw:connector draw:style-name="gr2" draw:text-style-name="P2" draw:layer="layout" svg:x1="5.566cm" svg:y1="5.291cm" svg:x2="5.566cm" svg:y2="6.026cm" draw:start-shape="id5" draw:start-glue-point="2" draw:end-shape="id6" draw:end-glue-point="0" svg:d="M5566 5291v735">
          <text:p/>
        </draw:connector>
        <draw:connector draw:style-name="gr2" draw:text-style-name="P2" draw:layer="layout" svg:x1="1.7cm" svg:y1="9.995cm" svg:x2="4.189cm" svg:y2="8.451cm" draw:start-shape="id1" draw:end-shape="id7" svg:d="M1700 9995v-1544h2489">
          <text:p/>
        </draw:connector>
        <draw:connector draw:style-name="gr2" draw:text-style-name="P2" draw:layer="layout" svg:x1="9.038cm" svg:y1="9.995cm" svg:x2="6.944cm" svg:y2="8.451cm" draw:start-shape="id3" draw:end-shape="id7" draw:end-glue-point="1" svg:d="M9038 9995v-1544h-2094">
          <text:p/>
        </draw:connector>
        <draw:rect draw:style-name="gr2" draw:text-style-name="P2" draw:layer="layout" svg:width="4.2cm" svg:height="3.8cm" svg:x="1.4cm" svg:y="16.6cm">
          <text:p/>
        </draw:rect>
        <presentation:notes draw:style-name="dp2">
          <draw:page-thumbnail draw:style-name="gr3" draw:layer="layout" svg:width="20.999cm" svg:height="9.396cm" svg:x="0cm" svg:y="3.126cm" draw:page-number="1" presentation:class="page"/>
          <draw:frame presentation:style-name="pr1" draw:text-style-name="P3" draw:layer="layout" svg:width="16.799cm" svg:height="13.364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22T17:01:35.60</meta:creation-date>
    <meta:editing-duration>PT21M2S</meta:editing-duration>
    <meta:editing-cycles>4</meta:editing-cycles>
    <dc:date>2020-12-22T17:22:32.44</dc:date>
    <meta:generator>OpenOffice/4.1.7$Win32 OpenOffice.org_project/417m1$Build-9800</meta:generator>
    <meta:document-statistic meta:object-count="57"/>
  </office:meta>
</office:document-meta>
</file>